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172c78" officeooo:paragraph-rsid="00172c78"/>
    </style:style>
    <style:style style:name="P5" style:family="paragraph" style:parent-style-name="Standard">
      <style:text-properties officeooo:rsid="0019171b" officeooo:paragraph-rsid="0019171b"/>
    </style:style>
    <style:style style:name="P6" style:family="paragraph" style:parent-style-name="Standard">
      <style:text-properties officeooo:rsid="0019171b" officeooo:paragraph-rsid="0019171b" fo:background-color="transparent"/>
    </style:style>
    <style:style style:name="P7" style:family="paragraph" style:parent-style-name="Standard">
      <style:text-properties officeooo:rsid="001a0ced" officeooo:paragraph-rsid="001a0ced" fo:background-color="transparent"/>
    </style:style>
    <style:style style:name="P8" style:family="paragraph" style:parent-style-name="Standard">
      <style:text-properties officeooo:rsid="001f8deb" officeooo:paragraph-rsid="001f8deb" fo:background-color="transparent"/>
    </style:style>
    <style:style style:name="P9" style:family="paragraph" style:parent-style-name="Standard">
      <style:text-properties officeooo:paragraph-rsid="001b8f97"/>
    </style:style>
    <style:style style:name="P10" style:family="paragraph" style:parent-style-name="Standard">
      <style:text-properties officeooo:rsid="0020c0bd" officeooo:paragraph-rsid="0020c0bd"/>
    </style:style>
    <style:style style:name="P11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12" style:family="paragraph" style:parent-style-name="Standard">
      <style:text-properties fo:font-weight="bold" officeooo:rsid="00213f05" officeooo:paragraph-rsid="00213f05" style:font-weight-asian="bold" style:font-weight-complex="bold"/>
    </style:style>
    <style:style style:name="P13" style:family="paragraph" style:parent-style-name="Standard">
      <style:text-properties fo:font-weight="bold" officeooo:rsid="00213f05" officeooo:paragraph-rsid="00213f05" fo:background-color="transparent" style:font-weight-asian="bold" style:font-weight-complex="bold"/>
    </style:style>
    <style:style style:name="P14" style:family="paragraph" style:parent-style-name="Standard">
      <style:text-properties officeooo:rsid="0015aecf" officeooo:paragraph-rsid="0015aecf"/>
    </style:style>
    <style:style style:name="P15" style:family="paragraph" style:parent-style-name="Standard">
      <style:text-properties fo:font-style="italic" fo:font-weight="bold" officeooo:rsid="0020c0bd" officeooo:paragraph-rsid="0020c0bd" style:font-style-asian="italic" style:font-weight-asian="bold" style:font-style-complex="italic" style:font-weight-complex="bold"/>
    </style:style>
    <style:style style:name="P16" style:family="paragraph" style:parent-style-name="Standard">
      <style:text-properties officeooo:rsid="00213f05" officeooo:paragraph-rsid="00213f05"/>
    </style:style>
    <style:style style:name="P17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18" style:family="paragraph" style:parent-style-name="Standard">
      <style:text-properties fo:font-weight="normal" officeooo:rsid="00213f05" officeooo:paragraph-rsid="00213f05" fo:background-color="transparent" style:font-weight-asian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72c78" fo:background-color="transparent" loext:char-shading-value="0"/>
    </style:style>
    <style:style style:name="T3" style:family="text">
      <style:text-properties officeooo:rsid="001b8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6" style:family="text">
      <style:text-properties officeooo:rsid="0020c0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6">(Es un indice de prueba, puede cambiar)</text:span></text:p>
      <text:p text:style-name="P1"/>
      <text:p text:style-name="P10">curl -XPOST "https://0f015a81ee05196b255efee81a128f42.us-east-1.aws.found.io:9243/trazabilidad_cliente/renovaciones" -H 'Content-Type: application/json' -d'</text:p>
      <text:p text:style-name="P10">{</text:p>
      <text:p text:style-name="P10">"etapa_cliente":"Sin Gestion",</text:p>
      <text:p text:style-name="P10">"estatus_cliente":"prospecto",</text:p>
      <text:p text:style-name="P10">"subetapa_cliente":"Sin Gestion",</text:p>
      <text:p text:style-name="P10">"macroproceso_cliente":"Promocion",</text:p>
      <text:p text:style-name="P10">"pantalla_cliente":"Pre Gestion",</text:p>
      <text:p text:style-name="P10">"folio_BPM":1,</text:p>
      <text:p text:style-name="P10">"folio_movilidad":1,</text:p>
      <text:p text:style-name="P10">"numero_solicitud":1,</text:p>
      <text:p text:style-name="P10">"numeroContrato":123123,</text:p>
      <text:p text:style-name="P10">"id_cliente":2237,</text:p>
      <text:p text:style-name="P10">"id_prospeccion":789,</text:p>
      <text:p text:style-name="P10">"fecha_cambio_estatus":"2018-05-03T13:42:20.760",</text:p>
      <text:p text:style-name="P10">"seguimientoCartera":"SeguimientoCartera",</text:p>
      <text:p text:style-name="P10">"estatus_seguimientoCartera":"Activo",</text:p>
      <text:p text:style-name="P10">"SAP_estatus_cliente":"Activo",</text:p>
      <text:p text:style-name="P10">"SAP_subestatus_cliente":"aprobado"</text:p>
      <text:p text:style-name="P10">}'</text:p>
      <text:p text:style-name="P10"/>
      <text:p text:style-name="P10"/>
      <text:p text:style-name="P11">Etructura</text:p>
      <text:p text:style-name="P10"/>
      <text:p text:style-name="P10">"mappings": {</text:p>
      <text:p text:style-name="P10"><text:s text:c="6"/>"renovaciones": {</text:p>
      <text:p text:style-name="P10"><text:s text:c="8"/>"properties": {</text:p>
      <text:p text:style-name="P10"><text:s text:c="10"/>"SAP_estatus_cliente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SAP_subestatus_cliente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estatus_cliente": {</text:p>
      <text:p text:style-name="P10"><text:s text:c="12"/>"type": "text",</text:p>
      <text:p text:style-name="P10"><text:soft-page-break/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estatus_seguimientoCartera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etapa_cliente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fecha_cambio_estatus": {</text:p>
      <text:p text:style-name="P10"><text:s text:c="12"/>"type": "date"</text:p>
      <text:p text:style-name="P10"><text:s text:c="10"/>},</text:p>
      <text:p text:style-name="P10"><text:s text:c="10"/>"folio_BPM": {</text:p>
      <text:p text:style-name="P10"><text:s text:c="12"/>"type": "long"</text:p>
      <text:p text:style-name="P10"><text:s text:c="10"/>},</text:p>
      <text:p text:style-name="P10"><text:s text:c="10"/>"folio_movilidad": {</text:p>
      <text:p text:style-name="P10"><text:s text:c="12"/>"type": "long"</text:p>
      <text:p text:style-name="P10"><text:s text:c="10"/>},</text:p>
      <text:p text:style-name="P10"><text:s text:c="10"/>"id_cliente": {</text:p>
      <text:p text:style-name="P10"><text:s text:c="12"/>"type": "long"</text:p>
      <text:p text:style-name="P10"><text:s text:c="10"/>},</text:p>
      <text:p text:style-name="P10"><text:s text:c="10"/>"id_prospeccion": {</text:p>
      <text:p text:style-name="P10"><text:s text:c="12"/>"type": "long"</text:p>
      <text:p text:style-name="P10"><text:s text:c="10"/>},</text:p>
      <text:p text:style-name="P10"><text:s text:c="10"/>"macroproceso_cliente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oft-page-break/><text:s text:c="10"/>"numeroContrato": {</text:p>
      <text:p text:style-name="P10"><text:s text:c="12"/>"type": "long"</text:p>
      <text:p text:style-name="P10"><text:s text:c="10"/>},</text:p>
      <text:p text:style-name="P10"><text:s text:c="10"/>"numero_solicitud": {</text:p>
      <text:p text:style-name="P10"><text:s text:c="12"/>"type": "long"</text:p>
      <text:p text:style-name="P10"><text:s text:c="10"/>},</text:p>
      <text:p text:style-name="P10"><text:s text:c="10"/>"pantalla_cliente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seguimientoCartera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,</text:p>
      <text:p text:style-name="P10"><text:s text:c="10"/>"subetapa_cliente": {</text:p>
      <text:p text:style-name="P10"><text:s text:c="12"/>"type": "text",</text:p>
      <text:p text:style-name="P10"><text:s text:c="12"/>"fields": {</text:p>
      <text:p text:style-name="P10"><text:s text:c="14"/>"keyword": {</text:p>
      <text:p text:style-name="P10"><text:s text:c="16"/>"type": "keyword",</text:p>
      <text:p text:style-name="P10"><text:s text:c="16"/>"ignore_above": 256</text:p>
      <text:p text:style-name="P10"><text:s text:c="14"/>}</text:p>
      <text:p text:style-name="P10"><text:s text:c="12"/>}</text:p>
      <text:p text:style-name="P10"><text:s text:c="10"/>}</text:p>
      <text:p text:style-name="P10"><text:s text:c="8"/>}</text:p>
      <text:p text:style-name="P10"><text:s text:c="6"/>}</text:p>
      <text:p text:style-name="P10"><text:s text:c="4"/>}</text:p>
      <text:p text:style-name="P2"/>
      <text:p text:style-name="P11">Historia 18: Datos generales del prospecto en todas las pantallas</text:p>
      <text:p text:style-name="P3"/>
      <text:p text:style-name="P15">Datos de trazabilidad</text:p>
      <text:p text:style-name="P10"/>
      <text:p text:style-name="P10">curl -XPOST "https://0f015a81ee05196b255efee81a128f42.us-east-1.aws.found.io:9243/trazabilidad_cliente/renovaciones/_search/template" -H 'Content-Type: application/json' -d'</text:p>
      <text:p text:style-name="P10">{</text:p>
      <text:p text:style-name="P10"><text:s/>"source": {</text:p>
      <text:p text:style-name="P10"><text:s text:c="3"/>"query": {</text:p>
      <text:p text:style-name="P10"><text:s text:c="3"/>"bool": {</text:p>
      <text:p text:style-name="P10"><text:s text:c="5"/>"must": [</text:p>
      <text:p text:style-name="P10"><text:soft-page-break/><text:s text:c="7"/>{ "match": { "id_cliente":"{{id_Cliente}}"} },</text:p>
      <text:p text:style-name="P10"><text:s text:c="7"/>{ "match": { "id_prospeccion":"{{id_Prospeccion}}" } }</text:p>
      <text:p text:style-name="P10"><text:s text:c="5"/>]</text:p>
      <text:p text:style-name="P10"><text:s text:c="3"/>}</text:p>
      <text:p text:style-name="P10"><text:s/>}</text:p>
      <text:p text:style-name="P10">,</text:p>
      <text:p text:style-name="P10"><text:s/>"script_fields": {</text:p>
      <text:p text:style-name="P10"><text:s text:c="3"/>"Etapa": {</text:p>
      <text:p text:style-name="P10"><text:s text:c="5"/>"script": {</text:p>
      <text:p text:style-name="P10"><text:s text:c="7"/>"lang": "painless",</text:p>
      <text:p text:style-name="P10"><text:s text:c="6"/>"source": "doc[\"etapa_cliente.keyword\"].value"</text:p>
      <text:p text:style-name="P10"><text:s text:c="5"/>}</text:p>
      <text:p text:style-name="P10"><text:s text:c="3"/>},</text:p>
      <text:p text:style-name="P10"><text:s text:c="3"/>"folio_BPM": {</text:p>
      <text:p text:style-name="P10"><text:s text:c="5"/>"script": {</text:p>
      <text:p text:style-name="P10"><text:s text:c="7"/>"lang": "painless",</text:p>
      <text:p text:style-name="P10"><text:s text:c="6"/>"source": "doc[\"folio_BPM\"].value"</text:p>
      <text:p text:style-name="P10"><text:s text:c="5"/>}</text:p>
      <text:p text:style-name="P10"><text:s text:c="3"/>},</text:p>
      <text:p text:style-name="P10"><text:s text:c="3"/>"folio_movilidad": {</text:p>
      <text:p text:style-name="P10"><text:s text:c="5"/>"script": {</text:p>
      <text:p text:style-name="P10"><text:s text:c="7"/>"lang": "painless",</text:p>
      <text:p text:style-name="P10"><text:s text:c="6"/>"source": "doc[\"folio_movilidad\"].value"</text:p>
      <text:p text:style-name="P10"><text:s text:c="5"/>}</text:p>
      <text:p text:style-name="P10"><text:s text:c="3"/>},</text:p>
      <text:p text:style-name="P10"><text:s text:c="3"/>"numero_solicitud": {</text:p>
      <text:p text:style-name="P10"><text:s text:c="5"/>"script": {</text:p>
      <text:p text:style-name="P10"><text:s text:c="7"/>"lang": "painless",</text:p>
      <text:p text:style-name="P10"><text:s text:c="6"/>"source": "doc[\"numero_solicitud\"].value"</text:p>
      <text:p text:style-name="P10"><text:s text:c="5"/>}</text:p>
      <text:p text:style-name="P10"><text:s text:c="3"/>}</text:p>
      <text:p text:style-name="P10"><text:s/>}</text:p>
      <text:p text:style-name="P10">},</text:p>
      <text:p text:style-name="P10"><text:s text:c="3"/>"params" : {</text:p>
      <text:p text:style-name="P10"><text:s text:c="7"/>"id_Cliente" : 2239,</text:p>
      <text:p text:style-name="P10"><text:s text:c="7"/>"id_Prospeccion":789</text:p>
      <text:p text:style-name="P10"><text:s text:c="3"/>}</text:p>
      <text:p text:style-name="P10">}'</text:p>
      <text:p text:style-name="P10"/>
      <text:p text:style-name="P15">Datos cliente</text:p>
      <text:p text:style-name="P10"/>
      <text:p text:style-name="P10">curl -XPOST "https://0f015a81ee05196b255efee81a128f42.us-east-1.aws.found.io:9243/renovacionestopup/_search/template" -H 'Content-Type: application/json' -d'</text:p>
      <text:p text:style-name="P10">{</text:p>
      <text:p text:style-name="P10"><text:s/>"source": {</text:p>
      <text:p text:style-name="P10"><text:s text:c="3"/>"query": {</text:p>
      <text:p text:style-name="P10"><text:s text:c="3"/>"bool": {</text:p>
      <text:p text:style-name="P10"><text:s text:c="5"/>"must": [</text:p>
      <text:p text:style-name="P10"><text:s text:c="7"/>{ "match": { "idCliente":"{{id_Cliente}}"} },</text:p>
      <text:p text:style-name="P10"><text:soft-page-break/><text:s text:c="7"/>{ "match": { "idProspeccion":"{{id_Prospeccion}}" } }</text:p>
      <text:p text:style-name="P10"><text:s text:c="5"/>]</text:p>
      <text:p text:style-name="P10"><text:s text:c="3"/>}</text:p>
      <text:p text:style-name="P10"><text:s/>}</text:p>
      <text:p text:style-name="P10">,</text:p>
      <text:p text:style-name="P10"><text:s/>"script_fields": {</text:p>
      <text:p text:style-name="P10"><text:s text:c="3"/>"NombreCompleto": {</text:p>
      <text:p text:style-name="P10"><text:s text:c="5"/>"script": {</text:p>
      <text:p text:style-name="P10"><text:s text:c="7"/>"lang": "painless",</text:p>
      <text:p text:style-name="P10"><text:s text:c="10"/>"source": "doc[\"SAP_nombre_cliente_1.keyword\"].value + \" \" + doc[\"SAP_apellidoPaterno_cliente.keyword\"].value+\" \"+ doc[\"SAP_apellidoMaterno_cliente.keyword\"].value"</text:p>
      <text:p text:style-name="P10"><text:s text:c="5"/>}</text:p>
      <text:p text:style-name="P10"><text:s text:c="3"/>},</text:p>
      <text:p text:style-name="P10"><text:s text:c="3"/>"SAP_estatus_cliente": {</text:p>
      <text:p text:style-name="P10"><text:s text:c="5"/>"script": {</text:p>
      <text:p text:style-name="P10"><text:s text:c="7"/>"lang": "painless",</text:p>
      <text:p text:style-name="P10"><text:s text:c="6"/>"source": "doc[\"SAP_estatus_cliente.keyword\"].value"</text:p>
      <text:p text:style-name="P10"><text:s text:c="5"/>}</text:p>
      <text:p text:style-name="P10"><text:s text:c="3"/>},</text:p>
      <text:p text:style-name="P10"><text:s text:c="3"/>"subProductoOferta": {</text:p>
      <text:p text:style-name="P10"><text:s text:c="5"/>"script": {</text:p>
      <text:p text:style-name="P10"><text:s text:c="7"/>"lang": "painless",</text:p>
      <text:p text:style-name="P10"><text:s text:c="6"/>"source": "doc[\"subProductoOferta.keyword\"].value"</text:p>
      <text:p text:style-name="P10"><text:s text:c="5"/>}</text:p>
      <text:p text:style-name="P10"><text:s text:c="3"/>},</text:p>
      <text:p text:style-name="P10"><text:s text:c="3"/>"Contrato": {</text:p>
      <text:p text:style-name="P10"><text:s text:c="5"/>"script": {</text:p>
      <text:p text:style-name="P10"><text:s text:c="7"/>"lang": "painless",</text:p>
      <text:p text:style-name="P10"><text:s text:c="6"/>"source": "doc[\"contrato\"].value"</text:p>
      <text:p text:style-name="P10"><text:s text:c="5"/>}</text:p>
      <text:p text:style-name="P10"><text:s text:c="3"/>}</text:p>
      <text:p text:style-name="P10"><text:s/>}</text:p>
      <text:p text:style-name="P10">},</text:p>
      <text:p text:style-name="P10"><text:s text:c="3"/>"params" : {</text:p>
      <text:p text:style-name="P10"><text:s text:c="7"/>"id_Cliente" : 2237,</text:p>
      <text:p text:style-name="P10"><text:s text:c="7"/>"id_Prospeccion":789</text:p>
      <text:p text:style-name="P10"><text:s text:c="3"/>}</text:p>
      <text:p text:style-name="P10">}'</text:p>
      <text:p text:style-name="P3"/>
      <text:p text:style-name="P3"/>
      <text:p text:style-name="P3"/>
      <text:p text:style-name="P11">Historia 19: Linea del tiempo de los prospectos</text:p>
      <text:p text:style-name="P3"/>
      <text:p text:style-name="P10">curl -XPOST "https://0f015a81ee05196b255efee81a128f42.us-east-1.aws.found.io:9243/trazabilidad_cliente/renovaciones/_search/template" -H 'Content-Type: application/json' -d'</text:p>
      <text:p text:style-name="P10">{</text:p>
      <text:p text:style-name="P10"><text:s/>"source": {</text:p>
      <text:p text:style-name="P10"><text:soft-page-break/><text:s text:c="3"/>"query": {</text:p>
      <text:p text:style-name="P10"><text:s text:c="3"/>"bool": {</text:p>
      <text:p text:style-name="P10"><text:s text:c="5"/>"must": [</text:p>
      <text:p text:style-name="P10"><text:s text:c="7"/>{ "match": { "id_cliente":"{{id_Cliente}}"} },</text:p>
      <text:p text:style-name="P10"><text:s text:c="7"/>{ "match": { "id_prospeccion":"{{id_Prospeccion}}" } }</text:p>
      <text:p text:style-name="P10"><text:s text:c="5"/>]</text:p>
      <text:p text:style-name="P10"><text:s text:c="3"/>}</text:p>
      <text:p text:style-name="P10"><text:s/>}</text:p>
      <text:p text:style-name="P10">,</text:p>
      <text:p text:style-name="P10"><text:s/>"script_fields": {</text:p>
      <text:p text:style-name="P10"><text:s text:c="3"/>"Id_cliente": {</text:p>
      <text:p text:style-name="P10"><text:s text:c="5"/>"script": {</text:p>
      <text:p text:style-name="P10"><text:s text:c="7"/>"lang": "painless",</text:p>
      <text:p text:style-name="P10"><text:s text:c="6"/>"source": "doc[\"etapa_cliente.keyword\"].value"</text:p>
      <text:p text:style-name="P10"><text:s text:c="5"/>}</text:p>
      <text:p text:style-name="P10"><text:s text:c="3"/>},</text:p>
      <text:p text:style-name="P10"><text:s text:c="3"/>"contrato": {</text:p>
      <text:p text:style-name="P10"><text:s text:c="5"/>"script": {</text:p>
      <text:p text:style-name="P10"><text:s text:c="7"/>"lang": "painless",</text:p>
      <text:p text:style-name="P10"><text:s text:c="6"/>"source": "doc[\"subetapa_cliente.keyword\"].value"</text:p>
      <text:p text:style-name="P10"><text:s text:c="5"/>}</text:p>
      <text:p text:style-name="P10"><text:s text:c="3"/>}</text:p>
      <text:p text:style-name="P10"><text:s/>}</text:p>
      <text:p text:style-name="P10">},</text:p>
      <text:p text:style-name="P10"><text:s text:c="3"/>"params" : {</text:p>
      <text:p text:style-name="P10"><text:s text:c="7"/>"id_Cliente" : 2239,</text:p>
      <text:p text:style-name="P10"><text:s text:c="7"/>"id_Prospeccion":789</text:p>
      <text:p text:style-name="P10"><text:s text:c="3"/>}</text:p>
      <text:p text:style-name="P10">}'</text:p>
      <text:p text:style-name="P17"/>
      <text:p text:style-name="P3"/>
      <text:p text:style-name="P12">Historia 20 Listado de telefonos del prospecto</text:p>
      <text:p text:style-name="P16"/>
      <text:p text:style-name="P16"/>
      <text:p text:style-name="P16">curl -XPOST "https://0f015a81ee05196b255efee81a128f42.us-east-1.aws.found.io:9243/renovacionestopup/prospeccion/_search/template" -H 'Content-Type: application/json' -d'</text:p>
      <text:p text:style-name="P16">{</text:p>
      <text:p text:style-name="P16"><text:s/>"source": {</text:p>
      <text:p text:style-name="P16"><text:s text:c="3"/>"query": {</text:p>
      <text:p text:style-name="P16"><text:s text:c="3"/>"bool": {</text:p>
      <text:p text:style-name="P16"><text:s text:c="5"/>"must": [</text:p>
      <text:p text:style-name="P16"><text:s text:c="7"/>{ "match": { "idCliente":"{{id_Cliente}}"} },</text:p>
      <text:p text:style-name="P16"><text:s text:c="7"/>{ "match": { "idProspeccion":"{{id_Prospeccion}}" } }</text:p>
      <text:p text:style-name="P16"><text:s text:c="5"/>]</text:p>
      <text:p text:style-name="P16"><text:s text:c="3"/>}</text:p>
      <text:p text:style-name="P16"><text:s/>}</text:p>
      <text:p text:style-name="P16">,</text:p>
      <text:p text:style-name="P16"><text:s/>"script_fields": {</text:p>
      <text:p text:style-name="P16"><text:soft-page-break/><text:s text:c="3"/>"CRM_telefono_1": {</text:p>
      <text:p text:style-name="P16"><text:s text:c="5"/>"script": {</text:p>
      <text:p text:style-name="P16"><text:s text:c="7"/>"lang": "painless",</text:p>
      <text:p text:style-name="P16"><text:s text:c="6"/>"source": "doc[\"CRM_telefono_1.keyword\"].value"</text:p>
      <text:p text:style-name="P16"><text:s text:c="5"/>}</text:p>
      <text:p text:style-name="P16"><text:s text:c="3"/>},</text:p>
      <text:p text:style-name="P16"><text:s text:c="3"/>"CRM_tipoTelefono_1": {</text:p>
      <text:p text:style-name="P16"><text:s text:c="5"/>"script": {</text:p>
      <text:p text:style-name="P16"><text:s text:c="7"/>"lang": "painless",</text:p>
      <text:p text:style-name="P16"><text:s text:c="6"/>"source": "doc[\"CRM_tipoTelefono_1.keyword\"].value"</text:p>
      <text:p text:style-name="P16"><text:s text:c="5"/>}</text:p>
      <text:p text:style-name="P16"><text:s text:c="3"/>},</text:p>
      <text:p text:style-name="P16"><text:s text:c="3"/>"CRM_tipoContacto_telefono_1": {</text:p>
      <text:p text:style-name="P16"><text:s text:c="5"/>"script": {</text:p>
      <text:p text:style-name="P16"><text:s text:c="7"/>"lang": "painless",</text:p>
      <text:p text:style-name="P16"><text:s text:c="6"/>"source": "doc[\"CRM_tipoContacto_telefono_1.keyword\"].value"</text:p>
      <text:p text:style-name="P16"><text:s text:c="5"/>}</text:p>
      <text:p text:style-name="P16"><text:s text:c="3"/>},</text:p>
      <text:p text:style-name="P16"><text:s text:c="3"/>"Etiqueta_Tel1": {</text:p>
      <text:p text:style-name="P16"><text:s text:c="5"/>"script": {</text:p>
      <text:p text:style-name="P16"><text:s text:c="7"/>"lang": "painless",</text:p>
      <text:p text:style-name="P16"><text:s text:c="6"/>"source": "doc[\"CRM_descripcionContacto_telefono_1.keyword\"].value"</text:p>
      <text:p text:style-name="P16"><text:s text:c="5"/>}</text:p>
      <text:p text:style-name="P16"><text:s text:c="3"/>},</text:p>
      <text:p text:style-name="P16"><text:s text:c="3"/>"CRM_telefono_2": {</text:p>
      <text:p text:style-name="P16"><text:s text:c="5"/>"script": {</text:p>
      <text:p text:style-name="P16"><text:s text:c="7"/>"lang": "painless",</text:p>
      <text:p text:style-name="P16"><text:s text:c="6"/>"source": "doc[\"CRM_telefono_2.keyword\"].value"</text:p>
      <text:p text:style-name="P16"><text:s text:c="5"/>}</text:p>
      <text:p text:style-name="P16"><text:s text:c="3"/>},</text:p>
      <text:p text:style-name="P16"><text:s text:c="4"/>"CRM_tipoTelefono_2": {</text:p>
      <text:p text:style-name="P16"><text:s text:c="5"/>"script": {</text:p>
      <text:p text:style-name="P16"><text:s text:c="7"/>"lang": "painless",</text:p>
      <text:p text:style-name="P16"><text:s text:c="6"/>"source": "doc[\"CRM_tipoTelefono_2.keyword\"].value"</text:p>
      <text:p text:style-name="P16"><text:s text:c="5"/>}</text:p>
      <text:p text:style-name="P16"><text:s text:c="3"/>},</text:p>
      <text:p text:style-name="P16"><text:s text:c="3"/>"CRM_tipoContacto_telefono_2": {</text:p>
      <text:p text:style-name="P16"><text:s text:c="5"/>"script": {</text:p>
      <text:p text:style-name="P16"><text:s text:c="7"/>"lang": "painless",</text:p>
      <text:p text:style-name="P16"><text:s text:c="6"/>"source": "doc[\"CRM_tipoContacto_telefono_2.keyword\"].value"</text:p>
      <text:p text:style-name="P16"><text:s text:c="5"/>}</text:p>
      <text:p text:style-name="P16"><text:s text:c="3"/>},</text:p>
      <text:p text:style-name="P16"><text:s text:c="3"/>"Etiqueta_Tel2": {</text:p>
      <text:p text:style-name="P16"><text:s text:c="5"/>"script": {</text:p>
      <text:p text:style-name="P16"><text:s text:c="7"/>"lang": "painless",</text:p>
      <text:p text:style-name="P16"><text:s text:c="6"/>"source": "doc[\"CRM_descripcionContacto_telefono_2.keyword\"].value"</text:p>
      <text:p text:style-name="P16"><text:s text:c="5"/>}</text:p>
      <text:p text:style-name="P16"><text:s text:c="3"/>},</text:p>
      <text:p text:style-name="P16"><text:s text:c="3"/>"CRM_telefono_3": {</text:p>
      <text:p text:style-name="P16"><text:soft-page-break/><text:s text:c="5"/>"script": {</text:p>
      <text:p text:style-name="P16"><text:s text:c="7"/>"lang": "painless",</text:p>
      <text:p text:style-name="P16"><text:s text:c="6"/>"source": "doc[\"CRM_telefono_3.keyword\"].value"</text:p>
      <text:p text:style-name="P16"><text:s text:c="5"/>}</text:p>
      <text:p text:style-name="P16"><text:s text:c="3"/>},</text:p>
      <text:p text:style-name="P16"><text:s text:c="4"/>"CRM_tipoTelefono_3": {</text:p>
      <text:p text:style-name="P16"><text:s text:c="5"/>"script": {</text:p>
      <text:p text:style-name="P16"><text:s text:c="7"/>"lang": "painless",</text:p>
      <text:p text:style-name="P16"><text:s text:c="6"/>"source": "doc[\"CRM_tipoTelefono_3.keyword\"].value"</text:p>
      <text:p text:style-name="P16"><text:s text:c="5"/>}</text:p>
      <text:p text:style-name="P16"><text:s text:c="3"/>},</text:p>
      <text:p text:style-name="P16"><text:s text:c="3"/>"CRM_tipoContacto_telefono_3": {</text:p>
      <text:p text:style-name="P16"><text:s text:c="5"/>"script": {</text:p>
      <text:p text:style-name="P16"><text:s text:c="7"/>"lang": "painless",</text:p>
      <text:p text:style-name="P16"><text:s text:c="6"/>"source": "doc[\"CRM_tipoContacto_telefono_3.keyword\"].value"</text:p>
      <text:p text:style-name="P16"><text:s text:c="5"/>}</text:p>
      <text:p text:style-name="P16"><text:s text:c="3"/>},</text:p>
      <text:p text:style-name="P16"><text:s text:c="3"/>"Etiqueta_Tel3": {</text:p>
      <text:p text:style-name="P16"><text:s text:c="5"/>"script": {</text:p>
      <text:p text:style-name="P16"><text:s text:c="7"/>"lang": "painless",</text:p>
      <text:p text:style-name="P16"><text:s text:c="6"/>"source": "doc[\"CRM_descripcionContacto_telefono_3.keyword\"].value"</text:p>
      <text:p text:style-name="P16"><text:s text:c="5"/>}</text:p>
      <text:p text:style-name="P16"><text:s text:c="3"/>},</text:p>
      <text:p text:style-name="P16"><text:s text:c="3"/>"CRM_telefono_4": {</text:p>
      <text:p text:style-name="P16"><text:s text:c="5"/>"script": {</text:p>
      <text:p text:style-name="P16"><text:s text:c="7"/>"lang": "painless",</text:p>
      <text:p text:style-name="P16"><text:s text:c="6"/>"source": "doc[\"CRM_telefono_4.keyword\"].value"</text:p>
      <text:p text:style-name="P16"><text:s text:c="5"/>}</text:p>
      <text:p text:style-name="P16"><text:s text:c="3"/>},</text:p>
      <text:p text:style-name="P16"><text:s text:c="4"/>"CRM_tipoTelefono_4": {</text:p>
      <text:p text:style-name="P16"><text:s text:c="5"/>"script": {</text:p>
      <text:p text:style-name="P16"><text:s text:c="7"/>"lang": "painless",</text:p>
      <text:p text:style-name="P16"><text:s text:c="6"/>"source": "doc[\"CRM_tipoTelefono_4.keyword\"].value"</text:p>
      <text:p text:style-name="P16"><text:s text:c="5"/>}</text:p>
      <text:p text:style-name="P16"><text:s text:c="3"/>},</text:p>
      <text:p text:style-name="P16"><text:s text:c="3"/>"CRM_tipoContacto_telefono_4": {</text:p>
      <text:p text:style-name="P16"><text:s text:c="5"/>"script": {</text:p>
      <text:p text:style-name="P16"><text:s text:c="7"/>"lang": "painless",</text:p>
      <text:p text:style-name="P16"><text:s text:c="6"/>"source": "doc[\"CRM_tipoContacto_telefono_4.keyword\"].value"</text:p>
      <text:p text:style-name="P16"><text:s text:c="5"/>}</text:p>
      <text:p text:style-name="P16"><text:s text:c="3"/>},</text:p>
      <text:p text:style-name="P16"><text:s text:c="3"/>"Etiqueta_Tel4": {</text:p>
      <text:p text:style-name="P16"><text:s text:c="5"/>"script": {</text:p>
      <text:p text:style-name="P16"><text:s text:c="7"/>"lang": "painless",</text:p>
      <text:p text:style-name="P16"><text:s text:c="6"/>"source": "doc[\"CRM_descripcionContacto_telefono_4.keyword\"].value"</text:p>
      <text:p text:style-name="P16"><text:s text:c="5"/>}</text:p>
      <text:p text:style-name="P16"><text:s text:c="3"/>}</text:p>
      <text:p text:style-name="P16"><text:s/>}</text:p>
      <text:p text:style-name="P16">},</text:p>
      <text:p text:style-name="P16"><text:soft-page-break/></text:p>
      <text:p text:style-name="P16"><text:s text:c="3"/>"params" : {</text:p>
      <text:p text:style-name="P16"><text:s text:c="7"/>"id_Cliente" : 2237,</text:p>
      <text:p text:style-name="P16"><text:s text:c="7"/>"id_Prospeccion":789</text:p>
      <text:p text:style-name="P16"><text:s text:c="3"/>}</text:p>
      <text:p text:style-name="P16">}'</text:p>
      <text:p text:style-name="P3"/>
      <text:p text:style-name="P3"/>
      <text:p text:style-name="P3"/>
      <text:p text:style-name="P3"><text:tab/></text:p>
      <text:p text:style-name="P13">Actuallización estados del proceso del cliente</text:p>
      <text:p text:style-name="P13"/>
      <text:p text:style-name="P18">curl -XPOST "https://0f015a81ee05196b255efee81a128f42.us-east-1.aws.found.io:9243/trazabilidad_cliente/renovaciones/_update_by_query/" -H 'Content-Type: application/json' -d'</text:p>
      <text:p text:style-name="P18">{</text:p>
      <text:p text:style-name="P18"><text:s/>"script": {</text:p>
      <text:p text:style-name="P18"><text:s text:c="2"/>"source": "ctx._source.etapa_cliente = params.etapa_cliente; ctx._source.subetapa_cliente = params.subetapa_cliente; ctx._source.estatus_cliente = params.estatus_cliente; ctx._source.folio_BPM = params.folio_BPM; ctx._source.fecha_cambio_estatus = params.fecha_cambio_estatus; ctx._source.macroproceso_cliente = params.macroproceso_cliente; ctx._source.pantalla_cliente = params.pantalla_cliente",</text:p>
      <text:p text:style-name="P18"><text:s text:c="7"/>"lang": "painless",</text:p>
      <text:p text:style-name="P18"><text:s text:c="7"/>"params" : {</text:p>
      <text:p text:style-name="P18"><text:s text:c="11"/>"etapa_cliente" : "12",</text:p>
      <text:p text:style-name="P18"><text:s text:c="11"/>"subetapa_cliente":"11",</text:p>
      <text:p text:style-name="P18"><text:s text:c="11"/>"estatus_cliente":"value1",</text:p>
      <text:p text:style-name="P18"><text:s text:c="11"/>"folio_BPM": 5,</text:p>
      <text:p text:style-name="P18"><text:s text:c="11"/>"fecha_cambio_estatus": "2019-05-03T13:42:20.760",</text:p>
      <text:p text:style-name="P18"><text:s text:c="11"/>"macroproceso_cliente": "Promocion8",</text:p>
      <text:p text:style-name="P18"><text:s text:c="11"/>"pantalla_cliente": "Pre Gestion"</text:p>
      <text:p text:style-name="P18"><text:s text:c="7"/>}</text:p>
      <text:p text:style-name="P18"><text:s/>},</text:p>
      <text:p text:style-name="P18"><text:s/>"query": {</text:p>
      <text:p text:style-name="P18"><text:s text:c="3"/>"bool": {</text:p>
      <text:p text:style-name="P18"><text:s text:c="5"/>"must": [</text:p>
      <text:p text:style-name="P18"><text:s text:c="7"/>{ "match": { "id_cliente":"2237"} },</text:p>
      <text:p text:style-name="P18"><text:s text:c="7"/>{ "match": { "id_prospeccion":"789" } }</text:p>
      <text:p text:style-name="P18"><text:s text:c="5"/>]</text:p>
      <text:p text:style-name="P18"><text:s text:c="3"/>}</text:p>
      <text:p text:style-name="P18"><text:s/>}</text:p>
      <text:p text:style-name="P18">}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08T18:23:55.311542628</dc:date>
    <meta:editing-duration>PT5H29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9" meta:paragraph-count="396" meta:word-count="770" meta:character-count="9963" meta:non-whitespace-character-count="7163"/>
  </office:meta>
</office:document-meta>
</file>